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e6e6e6" draw:textarea-horizontal-align="justify" draw:textarea-vertical-align="middle" draw:auto-grow-height="false" fo:min-height="12.647cm" fo:min-width="6.745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834cm" fo:min-width="1.63cm" fo:padding-top="0.1cm" fo:padding-bottom="0.1cm" fo:padding-left="0.1cm" fo:padding-right="0.1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833cm" fo:min-width="1.63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6.478cm" fo:min-width="5.4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solid" draw:fill-color="#dddddd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588cm" fo:min-width="0.056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1.728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567cm" fo:min-width="5.4cm" fo:padding-top="0.13cm" fo:padding-bottom="0.13cm" fo:padding-left="0.25cm" fo:padding-right="0.25cm" fo:wrap-option="wrap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e6e6e6"/>
      <style:paragraph-properties style:writing-mode="lr-tb" style:font-independent-line-spacing="true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loext:graphic-properties draw:fill="solid" draw:fill-color="#daedef"/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text-indent="0cm" style:punctuation-wrap="hanging" style:line-break="strict" style:writing-mode="lr-tb"/>
      <style:text-properties fo:font-size="20pt" fo:language="en" fo:country="US" style:font-size-asian="20pt" style:font-size-complex="20pt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font-size="20pt" fo:language="en" fo:country="US" style:font-size-asian="20pt" style:font-size-complex="20pt"/>
    </style:style>
    <style:style style:name="P10" style:family="paragraph">
      <style:paragraph-properties fo:margin-left="0cm" fo:margin-right="0cm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12" style:family="paragraph">
      <style:paragraph-properties fo:margin-left="0cm" fo:margin-right="0cm" fo:text-indent="0cm" style:punctuation-wrap="hanging" style:line-break="strict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2pt" fo:language="en" fo:country="US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4pt" style:font-size-complex="14pt"/>
    </style:style>
    <style:style style:name="P19" style:family="paragraph">
      <style:paragraph-properties fo:margin-left="0cm" fo:margin-right="0cm" fo:text-indent="0cm" style:punctuation-wrap="hanging" style:line-break="strict" style:writing-mode="lr-tb"/>
      <style:text-properties fo:font-size="12pt" fo:language="en" fo:country="US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2pt" fo:language="en" fo:country="US" style:font-size-asian="14pt" style:font-size-complex="14pt"/>
    </style:style>
    <style:style style:name="P21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 fo:language="en" fo:country="US" style:font-size-asian="24pt" style:font-size-complex="24pt"/>
    </style:style>
    <style:style style:name="P2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 fo:language="en" fo:country="US" style:font-size-asian="24pt" style:font-size-complex="24pt"/>
    </style:style>
    <style:style style:name="P2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language="en" fo:country="US" style:font-size-asian="20pt" style:font-size-complex="20pt"/>
    </style:style>
    <style:style style:name="P24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1pt" fo:language="en" fo:country="US" style:font-size-asian="11pt" style:font-size-complex="11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12pt" fo:language="en" fo:country="US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name="Obdĺžnik 405" draw:style-name="gr1" draw:text-style-name="P1" draw:layer="layout" svg:width="7.245cm" svg:height="12.907cm" svg:x="11.571cm" svg:y="2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Rovná spojnica 367" draw:style-name="gr2" draw:text-style-name="P2" draw:layer="layout" svg:x1="7.007cm" svg:y1="11.312cm" svg:x2="7.007cm" svg:y2="12.357cm">
          <text:p/>
        </draw:line>
        <draw:custom-shape draw:name="Obdĺžnik 204" draw:style-name="gr3" draw:text-style-name="P4" draw:layer="layout" svg:width="1.83cm" svg:height="3.034cm" svg:x="5.662cm" svg:y="11.647cm">
          <text:list text:style-name="L1">
            <text:list-header>
              <text:p text:style-name="P3"><text:span text:style-name="T1"/></text:p>
              <text:p text:style-name="P3"><text:span text:style-name="T2">D</text:span><text:span text:style-name="T2">a</text:span><text:span text:style-name="T2">t</text:span><text:span text:style-name="T2">a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Rovná spojnica 188" draw:style-name="gr2" draw:text-style-name="P2" draw:layer="layout" svg:x1="6.358cm" svg:y1="11.647cm" svg:x2="6.358cm" svg:y2="11.395cm">
          <text:p/>
        </draw:line>
        <draw:custom-shape draw:name="Obdĺžnik 202" draw:style-name="gr4" draw:text-style-name="P4" draw:layer="layout" svg:width="1.83cm" svg:height="3.033cm" svg:x="5.635cm" svg:y="7.943cm">
          <text:list text:style-name="L1">
            <text:list-header>
              <text:p text:style-name="P3"><text:span text:style-name="T1"/></text:p>
              <text:p text:style-name="P3"><text:span text:style-name="T3">I</text:span><text:span text:style-name="T3">n</text:span><text:span text:style-name="T3">s</text:span><text:span text:style-name="T3">t</text:span><text:span text:style-name="T3">r</text:span><text:span text:style-name="T3">.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ovnoramenný trojuholník 206" draw:style-name="gr5" draw:text-style-name="P5" draw:layer="layout" svg:width="0.335cm" svg:height="0.322cm" svg:x="6.16cm" svg:y="11.64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207" draw:style-name="gr6" draw:text-style-name="P7" xml:id="id1" draw:id="id1" draw:layer="layout" svg:width="1.83cm" svg:height="0.708cm" svg:x="5.662cm" svg:y="8.317cm">
          <text:list text:style-name="L1">
            <text:list-header>
              <text:p text:style-name="P6"><text:span text:style-name="T4">A <text:s text:c="3"/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2" draw:style-name="gr6" draw:text-style-name="P7" xml:id="id4" draw:id="id4" draw:layer="layout" svg:width="1.83cm" svg:height="0.708cm" svg:x="5.635cm" svg:y="12.321cm">
          <text:list text:style-name="L1">
            <text:list-header>
              <text:p text:style-name="P6"><text:span text:style-name="T4">A <text:s text:c="3"/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4" draw:style-name="gr6" draw:text-style-name="P7" xml:id="id7" draw:id="id7" draw:layer="layout" svg:width="1.165cm" svg:height="0.708cm" svg:x="5.701cm" svg:y="13.79cm">
          <text:list text:style-name="L1">
            <text:list-header>
              <text:p text:style-name="P6"><text:span text:style-name="T4">W</text:span><text:span text:style-name="T4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5" draw:style-name="gr6" draw:text-style-name="P7" draw:layer="layout" svg:width="1.169cm" svg:height="0.708cm" svg:x="6.42cm" svg:y="11.554cm">
          <text:list text:style-name="L1">
            <text:list-header>
              <text:p text:style-name="P6"><text:span text:style-name="T4">W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bdĺžnik 239" draw:style-name="gr7" draw:text-style-name="P9" draw:layer="layout" svg:width="5.9cm" svg:height="6.738cm" svg:x="12.241cm" svg:y="7.943cm">
          <text:list text:style-name="L1">
            <text:list-header>
              <text:p text:style-name="P8"><text:span text:style-name="T5">D</text:span><text:span text:style-name="T5">a</text:span><text:span text:style-name="T5">t</text:span><text:span text:style-name="T5">a</text:span><text:span text:style-name="T5">-</text:span><text:span text:style-name="T5">p</text:span><text:span text:style-name="T5">a</text:span><text:span text:style-name="T5">t</text:span><text:span text:style-name="T5">h</text:span></text:p>
              <text:p text:style-name="P8"><text:span text:style-name="T5">(</text:span><text:span text:style-name="T5">A</text:span><text:span text:style-name="T5">L</text:span><text:span text:style-name="T5">U</text:span><text:span text:style-name="T5">,</text:span><text:span text:style-name="T5"> </text:span><text:span text:style-name="T5">r</text:span><text:span text:style-name="T5">e</text:span><text:span text:style-name="T5">g</text:span><text:span text:style-name="T5">i</text:span><text:span text:style-name="T5">s</text:span><text:span text:style-name="T5">t</text:span><text:span text:style-name="T5">e</text:span><text:span text:style-name="T5">r</text:span><text:span text:style-name="T5">s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Rovná spojovacia šípka 263" draw:style-name="gr8" draw:text-style-name="P2" draw:layer="layout" draw:type="line" svg:x1="7.492cm" svg:y1="8.671cm" svg:x2="12.241cm" svg:y2="8.724cm" draw:start-shape="id1" draw:start-glue-point="1" svg:d="M7492 8671l4749 53" svg:viewBox="0 0 4750 54">
          <text:p/>
        </draw:connector>
        <draw:connector draw:name="Zalomená spojnica 267" draw:style-name="gr9" draw:text-style-name="P2" draw:layer="layout" draw:line-skew="4.098cm 9.205cm -4.225cm" svg:x1="18.141cm" svg:y1="8.74cm" svg:x2="5.662cm" svg:y2="8.671cm" draw:start-shape="id2" draw:start-glue-point="1" draw:end-shape="id1" draw:end-glue-point="3" svg:d="M18141 8740h4525v8384h-21598v-8453h4594" svg:viewBox="0 0 21599 8454">
          <text:p/>
        </draw:connector>
        <draw:connector draw:name="Tvar 308" draw:style-name="gr9" draw:text-style-name="P2" draw:layer="layout" draw:line-skew="-0.519cm" svg:x1="10.561cm" svg:y1="8.722cm" svg:x2="12.241cm" svg:y2="4.403cm" draw:end-shape="id3" draw:end-glue-point="3" svg:d="M10561 8722v-4319h1680" svg:viewBox="0 0 1681 4320">
          <text:p/>
        </draw:connector>
        <draw:connector draw:name="Rovná spojovacia šípka 312" draw:style-name="gr8" draw:text-style-name="P2" draw:layer="layout" draw:type="line" svg:x1="7.465cm" svg:y1="12.675cm" svg:x2="12.242cm" svg:y2="12.728cm" draw:start-shape="id4" draw:start-glue-point="1" svg:d="M7465 12675l4777 53" svg:viewBox="0 0 4778 54">
          <text:p/>
        </draw:connector>
        <draw:connector draw:name="Tvar 314" draw:style-name="gr9" draw:text-style-name="P2" draw:layer="layout" draw:line-skew="3.242cm 4.368cm -3.348cm" svg:x1="18.159cm" svg:y1="12.713cm" svg:x2="5.635cm" svg:y2="12.675cm" draw:start-shape="id5" draw:start-glue-point="1" draw:end-shape="id4" draw:end-glue-point="3" svg:d="M18159 12713h3663v3578h-19904v-3616h3717" svg:viewBox="0 0 19905 3617">
          <text:p/>
        </draw:connector>
        <draw:connector draw:name="Zalomená spojnica 267_0" draw:style-name="gr9" draw:text-style-name="P2" draw:layer="layout" draw:line-skew="2.486cm 2.598cm -3.014cm" svg:x1="18.141cm" svg:y1="13.769cm" svg:x2="5.701cm" svg:y2="14.144cm" draw:start-shape="id6" draw:start-glue-point="1" draw:end-shape="id7" draw:end-glue-point="3" svg:d="M18141 13769h2920v1846h-18768v-1471h3408" svg:viewBox="0 0 18769 1847">
          <text:p/>
        </draw:connector>
        <draw:custom-shape draw:name="Šípka dolu 340" draw:style-name="gr10" draw:text-style-name="P5" draw:layer="layout" svg:width="1.111cm" svg:height="2.125cm" svg:x="14.133cm" svg:y="5.791cm">
          <text:p/>
          <draw:enhanced-geometry svg:viewBox="0 0 21600 21600" draw:text-areas="?f0 0 ?f2 ?f5" draw:type="down-arrow" draw:modifiers="15959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name="Rovná spojnica 351" draw:style-name="gr2" draw:text-style-name="P2" draw:layer="layout" svg:x1="13.434cm" svg:y1="5.817cm" svg:x2="13.436cm" svg:y2="6.53cm">
          <text:p/>
        </draw:line>
        <draw:line draw:name="Rovná spojnica 353" draw:style-name="gr2" draw:text-style-name="P2" draw:layer="layout" svg:x1="13.436cm" svg:y1="6.535cm" svg:x2="10.936cm" svg:y2="6.53cm">
          <text:p/>
        </draw:line>
        <draw:line draw:name="Rovná spojnica 355" draw:style-name="gr2" draw:text-style-name="P2" draw:layer="layout" svg:x1="10.935cm" svg:y1="6.531cm" svg:x2="10.93cm" svg:y2="11.307cm">
          <text:p/>
        </draw:line>
        <draw:line draw:name="Rovná spojnica 364" draw:style-name="gr2" draw:text-style-name="P2" draw:layer="layout" svg:x1="7.007cm" svg:y1="11.311cm" svg:x2="10.936cm" svg:y2="11.306cm">
          <text:p/>
        </draw:line>
        <draw:line draw:name="Rovná spojnica 371" draw:style-name="gr2" draw:text-style-name="P2" draw:layer="layout" svg:x1="12.863cm" svg:y1="7.943cm" svg:x2="12.867cm" svg:y2="7.687cm">
          <text:p/>
        </draw:line>
        <draw:custom-shape draw:name="Rovnoramenný trojuholník 372" draw:style-name="gr5" draw:text-style-name="P5" draw:layer="layout" svg:width="0.331cm" svg:height="0.317cm" svg:x="12.669cm" svg:y="7.88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BlokTextu 377" draw:style-name="gr11" draw:text-style-name="P11" draw:layer="layout" svg:width="3.3cm" svg:height="0.853cm" svg:x="7.335cm" svg:y="7.943cm">
          <text:list text:style-name="L1">
            <text:list-header>
              <text:p text:style-name="P10"><text:span text:style-name="T6">Instr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78" draw:style-name="gr11" draw:text-style-name="P13" draw:layer="layout" svg:width="3.1cm" svg:height="0.853cm" svg:x="3.236cm" svg:y="7.943cm">
          <text:list text:style-name="L1">
            <text:list-header>
              <text:p text:style-name="P12"><text:span text:style-name="T6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79" draw:style-name="gr11" draw:text-style-name="P14" draw:layer="layout" svg:width="3.095cm" svg:height="0.937cm" svg:x="18.018cm" svg:y="7.916cm">
          <text:list text:style-name="L1">
            <text:list-header>
              <text:p text:style-name="P3"><text:span text:style-name="T7">P</text:span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80" draw:style-name="gr6" draw:text-style-name="P14" xml:id="id2" draw:id="id2" draw:layer="layout" svg:width="5.9cm" svg:height="0.793cm" svg:x="12.241cm" svg:y="8.344cm">
          <text:list text:style-name="L1">
            <text:list-header>
              <text:p text:style-name="P3"><text:span text:style-name="T1">R</text:span><text:span text:style-name="T1">D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82" draw:style-name="gr6" draw:text-style-name="P14" xml:id="id5" draw:id="id5" draw:layer="layout" svg:width="5.905cm" svg:height="0.793cm" svg:x="12.254cm" svg:y="12.317cm">
          <text:list text:style-name="L1">
            <text:list-header>
              <text:p text:style-name="P3"><text:span text:style-name="T1">R</text:span><text:span text:style-name="T1">D</text:span><text:span text:style-name="T1"> <text:s text:c="2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2"/></text:span><text:span text:style-name="T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87" draw:style-name="gr6" draw:text-style-name="P7" xml:id="id6" draw:id="id6" draw:layer="layout" svg:width="1.164cm" svg:height="0.708cm" svg:x="16.977cm" svg:y="13.415cm">
          <text:list text:style-name="L1">
            <text:list-header>
              <text:p text:style-name="P6"><text:span text:style-name="T4">W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88" draw:style-name="gr11" draw:text-style-name="P16" draw:layer="layout" svg:width="3.898cm" svg:height="0.768cm" svg:x="7.192cm" svg:y="11.982cm">
          <text:list text:style-name="L1">
            <text:list-header>
              <text:p text:style-name="P15"><text:span text:style-name="T3">Rea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94" draw:style-name="gr11" draw:text-style-name="P18" draw:layer="layout" svg:width="4.546cm" svg:height="1.275cm" svg:x="0.807cm" svg:y="11.395cm">
          <text:list text:style-name="L1">
            <text:list-header>
              <text:p text:style-name="P17"><text:span text:style-name="T8">Addre</text:span><text:span text:style-name="T8">ss for </text:span><text:span text:style-name="T8">data </text:span><text:span text:style-name="T8">Read/</text:span><text:span text:style-name="T8">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95" draw:style-name="gr11" draw:text-style-name="P20" draw:layer="layout" svg:width="3.903cm" svg:height="0.768cm" svg:x="2.129cm" svg:y="13.44cm">
          <text:list text:style-name="L1">
            <text:list-header>
              <text:p text:style-name="P19"><text:span text:style-name="T8">Data to 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98" draw:style-name="gr11" draw:text-style-name="P22" draw:layer="layout" svg:width="4.652cm" svg:height="0.768cm" svg:x="6.919cm" svg:y="10.624cm">
          <text:list text:style-name="L1">
            <text:list-header>
              <text:p text:style-name="P21"><text:span text:style-name="T3">W</text:span><text:span text:style-name="T3">ri</text:span><text:span text:style-name="T3">t</text:span><text:span text:style-name="T3">e </text:span><text:span text:style-name="T3">e</text:span><text:span text:style-name="T3">n</text:span><text:span text:style-name="T3">a</text:span><text:span text:style-name="T3">b</text:span><text:span text:style-name="T3">l</text:span><text:span text:style-name="T3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399" draw:style-name="gr11" draw:text-style-name="P11" draw:layer="layout" svg:width="3.037cm" svg:height="0.853cm" svg:x="18.816cm" svg:y="11.863cm">
          <text:list text:style-name="L1">
            <text:list-header>
              <text:p text:style-name="P10"><text:span text:style-name="T6">A</text:span><text:span text:style-name="T6">dd</text:span><text:span text:style-name="T6">re</text:span><text:span text:style-name="T6">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402" draw:style-name="gr11" draw:text-style-name="P11" draw:layer="layout" svg:width="3.665cm" svg:height="0.853cm" svg:x="18.366cm" svg:y="13.04cm">
          <text:list text:style-name="L1">
            <text:list-header>
              <text:p text:style-name="P10"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410" draw:style-name="gr11" draw:text-style-name="P11" draw:layer="layout" svg:width="3.1cm" svg:height="0.853cm" svg:x="13.401cm" svg:y="1.945cm">
          <text:list text:style-name="L1">
            <text:list-header>
              <text:p text:style-name="P10"><text:span text:style-name="T6">P</text:span><text:span text:style-name="T6">r</text:span><text:span text:style-name="T6">o</text:span><text:span text:style-name="T6">c</text:span><text:span text:style-name="T6">e</text:span><text:span text:style-name="T6">s</text:span><text:span text:style-name="T6">s</text:span><text:span text:style-name="T6">o</text:span><text:span text:style-name="T6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Šípka dolu 411" draw:style-name="gr12" draw:text-style-name="P5" draw:layer="layout" svg:width="0.551cm" svg:height="2.125cm" draw:transform="rotate (-3.14159265358979) translate (15.94cm 7.915cm)">
          <text:p/>
          <draw:enhanced-geometry svg:viewBox="0 0 21600 21600" draw:text-areas="?f0 0 ?f2 ?f5" draw:type="down-arrow" draw:modifiers="18796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Obdĺžnik 274" draw:style-name="gr13" draw:text-style-name="P9" xml:id="id3" draw:id="id3" draw:layer="layout" svg:width="5.9cm" svg:height="2.827cm" svg:x="12.241cm" svg:y="2.99cm">
          <text:list text:style-name="L1">
            <text:list-header>
              <text:p text:style-name="P23"><text:span text:style-name="T5">Contr</text:span><text:span text:style-name="T5">ol uni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2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97cm" draw:distance="0.09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13M44S</meta:editing-duration>
    <meta:editing-cycles>274</meta:editing-cycles>
    <meta:generator>LibreOffice/6.4.7.2$Linux_X86_64 LibreOffice_project/40$Build-2</meta:generator>
    <dc:date>2023-03-10T15:45:25.704419069</dc:date>
    <dc:description>https://cw.fel.cvut.cz/wiki/courses/b35apo/start</dc:description>
    <dc:subject>B35APO - Computer Architectures</dc:subject>
    <dc:title>Central Processing Unit (CPU)</dc:title>
    <meta:document-statistic meta:object-count="67"/>
  </office:meta>
</office:document-meta>
</file>